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e2a" officeooo:paragraph-rsid="0003a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3</text:p>
      <text:p text:style-name="P1"/>
      <text:p text:style-name="P1">My #2 wasnt fully running, so I used arrayList to implement #3 just to see if my algorithm for the problem really works. </text:p>
      <text:p text:style-name="P1"/>
      <text:p text:style-name="P1">The way this hypothetically should achieve logN time is because it performs a binary search on the data. Since the data is already sorted, this is the most efficient search algorithm. </text:p>
      <text:p text:style-name="P1"/>
      <text:p text:style-name="P1">The way it would have worked had I used my implementation of #2 (if my code was running) is that it would take my queue, which is stored in an array, and perform binary search on that. </text:p>
      <text:p text:style-name="P1">My current implementation runs O(n) first in order to store the elements from the arraylist in an array. And then does a Binary search in O(nlog(n))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31:23.483451066</meta:creation-date>
    <dc:date>2018-11-02T18:35:38.510019553</dc:date>
    <meta:editing-duration>PT4M15S</meta:editing-duration>
    <meta:editing-cycles>1</meta:editing-cycles>
    <meta:document-statistic meta:table-count="0" meta:image-count="0" meta:object-count="0" meta:page-count="1" meta:paragraph-count="5" meta:word-count="118" meta:character-count="648" meta:non-whitespace-character-count="531"/>
    <meta:generator>LibreOffice/5.1.6.2$Linux_X86_64 LibreOffice_project/10m0$Build-2</meta:generator>
  </office:meta>
</office:document-meta>
</file>